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f0a9"/>
    </style:style>
    <style:style style:name="P2" style:family="paragraph" style:parent-style-name="Standard">
      <style:text-properties officeooo:paragraph-rsid="0017f0a9"/>
    </style:style>
    <style:style style:name="P3" style:family="paragraph" style:parent-style-name="Standard">
      <style:text-properties officeooo:rsid="001b3e13" officeooo:paragraph-rsid="001b3e13"/>
    </style:style>
    <style:style style:name="T1" style:family="text">
      <style:text-properties officeooo:rsid="00194bc0"/>
    </style:style>
    <style:style style:name="T2" style:family="text">
      <style:text-properties officeooo:rsid="001c06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LICAZIONE DI TEST</text:p>
      <text:p text:style-name="P1">La soluzione semplice per gestire le tue attività <text:span text:style-name="T2">aziendali</text:span></text:p>
      <text:p text:style-name="P1"/>
      <text:p text:style-name="P1">Benvenuto, {username}!</text:p>
      <text:p text:style-name="P1"/>
      <text:p text:style-name="P1">Scopri un modo più veloce ed efficiente per organizzare il tuo lavoro quotidiano.</text:p>
      <text:p text:style-name="P1"/>
      <text:p text:style-name="P1">CARATTERISTICHE</text:p>
      <text:p text:style-name="P1">Facile da usare</text:p>
      <text:p text:style-name="P1">Interfaccia intuitiva progettata per tutti gli utenti.</text:p>
      <text:p text:style-name="P1"/>
      <text:p text:style-name="P1">Sicura</text:p>
      <text:p text:style-name="P1">I tuoi dati sono protetti con tecnologie avanzate.</text:p>
      <text:p text:style-name="P1"/>
      <text:p text:style-name="P1">Veloce</text:p>
      <text:p text:style-name="P1">Prestazioni ottimizzate per risparmiare tempo.</text:p>
      <text:p text:style-name="P1"/>
      <text:p text:style-name="P1">NOTIFICHE</text:p>
      <text:p text:style-name="P1">Hai 1 notifica</text:p>
      <text:p text:style-name="P1">Hai {count} notifiche</text:p>
      <text:p text:style-name="P1"/>
      <text:p text:style-name="P1">ERRORI</text:p>
      <text:p text:style-name="P1">Errore di rete. Riprova più tardi.</text:p>
      <text:p text:style-name="P1">Elemento non trovato.</text:p>
      <text:p text:style-name="P1">Errore sconosciuto (codice: {code})</text:p>
      <text:p text:style-name="P1"/>
      <text:p text:style-name="P1">INIZIA ORA</text:p>
      <text:p text:style-name="P1">Inizia oggi stesso e migliora la tua produttività!</text:p>
      <text:p text:style-name="P1">[Scarica ora]</text:p>
      <text:p text:style-name="P1"/>
      <text:p text:style-name="P1">CONTATTI</text:p>
      <text:p text:style-name="P1">Email: <text:a xlink:type="simple" xlink:href="mailto:supporto@example.com" text:style-name="Internet_20_link" text:visited-style-name="Visited_20_Internet_20_Link">supporto@example.com</text:a></text:p>
      <text:p text:style-name="P1"/>
      <text:p text:style-name="P3">Test sui salvataggi</text:p>
      <text:p text:style-name="P1"/>
      <text:p text:style-name="P1">© 2026 Applicazione di test. Tutti i diritti riservati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22T15:39:28.142000000</meta:creation-date>
    <dc:date>2026-04-22T16:43:54.682000000</dc:date>
    <meta:editing-duration>PT11M49S</meta:editing-duration>
    <meta:editing-cycles>6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5" meta:word-count="101" meta:character-count="697" meta:non-whitespace-character-count="620"/>
  </office:meta>
</office:document-meta>
</file>